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5dc" officeooo:paragraph-rsid="000545dc"/>
    </style:style>
    <style:style style:name="P2" style:family="paragraph" style:parent-style-name="Standard">
      <style:text-properties officeooo:rsid="0018f5fe" officeooo:paragraph-rsid="001b5aa4"/>
    </style:style>
    <style:style style:name="P3" style:family="paragraph" style:parent-style-name="Standard">
      <style:text-properties fo:font-weight="bold" officeooo:rsid="001b5aa4" officeooo:paragraph-rsid="001b5aa4" style:font-weight-asian="bold" style:font-weight-complex="bold"/>
    </style:style>
    <style:style style:name="P4" style:family="paragraph" style:parent-style-name="Standard">
      <style:text-properties fo:font-weight="bold" officeooo:rsid="0064a046" officeooo:paragraph-rsid="001cfb89" style:font-weight-asian="bold" style:font-weight-complex="bold"/>
    </style:style>
    <style:style style:name="P5" style:family="paragraph" style:parent-style-name="Standard">
      <style:text-properties fo:font-weight="bold" officeooo:rsid="001cfb89" officeooo:paragraph-rsid="001cfb89" style:font-weight-asian="bold" style:font-weight-complex="bold"/>
    </style:style>
    <style:style style:name="P6" style:family="paragraph" style:parent-style-name="Standard">
      <style:text-properties officeooo:rsid="000545dc" officeooo:paragraph-rsid="001b5aa4"/>
    </style:style>
    <style:style style:name="P7" style:family="paragraph" style:parent-style-name="Standard">
      <style:text-properties officeooo:rsid="001cfb89" officeooo:paragraph-rsid="001cfb89"/>
    </style:style>
    <style:style style:name="P8" style:family="paragraph" style:parent-style-name="Standard">
      <style:text-properties officeooo:rsid="002876e0" officeooo:paragraph-rsid="001cfb89"/>
    </style:style>
    <style:style style:name="P9" style:family="paragraph" style:parent-style-name="Standard">
      <style:text-properties fo:font-weight="normal" officeooo:rsid="00665529" officeooo:paragraph-rsid="001cfb89" style:font-weight-asian="normal" style:font-weight-complex="normal"/>
    </style:style>
    <style:style style:name="P10" style:family="paragraph" style:parent-style-name="Standard">
      <style:text-properties officeooo:rsid="0050b696" officeooo:paragraph-rsid="001cfb89"/>
    </style:style>
    <style:style style:name="P11" style:family="paragraph" style:parent-style-name="Standard">
      <style:text-properties officeooo:rsid="00665529" officeooo:paragraph-rsid="001cfb89"/>
    </style:style>
    <style:style style:name="P12" style:family="paragraph" style:parent-style-name="Standard">
      <style:text-properties officeooo:rsid="006b0fcc" officeooo:paragraph-rsid="001cfb89"/>
    </style:style>
    <style:style style:name="T1" style:family="text">
      <style:text-properties officeooo:rsid="00834a09"/>
    </style:style>
    <style:style style:name="T2" style:family="text">
      <style:text-properties officeooo:rsid="0050b696"/>
    </style:style>
    <style:style style:name="T3" style:family="text">
      <style:text-properties officeooo:rsid="0076df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pping</text:p>
      <text:p text:style-name="P2"/>
      <text:p text:style-name="P2"/>
      <text:p text:style-name="P6">Introduction</text:p>
      <text:p text:style-name="P1"/>
      <text:p text:style-name="P9">A cryptocurrency blockchain comes to be when the first or <text:span text:style-name="T1">genesis</text:span> block has been mined. <text:s/>Miners are the name given to those participating in the race to create new additional block via the act of mining. <text:s/>In a science blockchain miners are called Mappers. <text:s/>The purpose of the network is to “map out' the <text:span text:style-name="T1">environment</text:span>, life and the Universe at large. <text:s/>Each peer in the network has the right to participate in mapping activities, whether that be a the sensor, data recording, computation or connecting data sets level where these mapping <text:span text:style-name="T1">activities</text:span> will be 'rewarded' by a value or voting outcome granted by each individual peer on the network. <text:s/>The proof of data <text:span text:style-name="T1">mechanism</text:span> put in place preventing the gaming of the votes. </text:p>
      <text:p text:style-name="P9"/>
      <text:p text:style-name="P9"><text:s/>The act of mapping covers the following: </text:p>
      <text:p text:style-name="P4"/>
      <text:p text:style-name="P8">Creation <text:span text:style-name="T2">of sidechain. <text:s/>Pre-mining proof of work algorithm.</text:span></text:p>
      <text:p text:style-name="P10">Creation of a Personal blockchain block via proof of stake.</text:p>
      <text:p text:style-name="P11">Computation software code.</text:p>
      <text:p text:style-name="P11">Mapping data sets to aggregate.</text:p>
      <text:p text:style-name="P11">Notifications to <text:span text:style-name="T3">participate</text:span> given data context.</text:p>
      <text:p text:style-name="P12">Peers map individual 'outcome' or 'use of data, computation'</text:p>
      <text:p text:style-name="P8"/>
      <text:p text:style-name="P5">Value of Science</text:p>
      <text:p text:style-name="P7"/>
      <text:p text:style-name="P7"/>
      <text:p text:style-name="P5">Research Signal</text:p>
      <text:p text:style-name="P7"/>
      <text:p text:style-name="P7"/>
      <text:p text:style-name="P5">ModusCoin – Infocurrency</text:p>
      <text:p text:style-name="P7"/>
      <text:p text:style-name="P7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2:21:22.999986633</meta:creation-date>
    <meta:generator>LibreOffice/4.2.7.2$Linux_X86_64 LibreOffice_project/420m0$Build-2</meta:generator>
    <dc:date>2015-01-13T12:34:21.076531584</dc:date>
    <meta:editing-duration>PT4M</meta:editing-duration>
    <meta:editing-cycles>11</meta:editing-cycles>
    <meta:document-statistic meta:table-count="0" meta:image-count="0" meta:object-count="0" meta:page-count="1" meta:paragraph-count="13" meta:word-count="180" meta:character-count="1119" meta:non-whitespace-character-count="942"/>
  </office:meta>
</office:document-meta>
</file>